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mk" fo:country="MK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6pt" fo:language="mk" fo:country="MK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Calibri" fo:language="mk" fo:country="MK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language="mk" fo:country="MK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alibri" fo:font-size="14pt" fo:language="mk" fo:country="MK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4pt" fo:language="mk" fo:country="MK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4pt" fo:language="mk" fo:country="MK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истем за управување со хотели</text:p>
      <text:p text:style-name="P3"/>
      <text:p text:style-name="P5">Андреј Тошески</text:p>
      <text:p text:style-name="P3"/>
      <text:p text:style-name="P6">Опис: Апликацијата се состои од административна и клиентска страна. Клиентската страна е апликацијата која ја користи клиентот, а админситративната апликација е онаа која ја користат вработените во хотелот.</text:p>
      <text:p text:style-name="P6"/>
      <text:p text:style-name="P6">Цел: Да се направи апликација со која ќе биде овозможено лесно и брзо управување со хотелот и подобрување на искуството на клиентите. </text:p>
      <text:p text:style-name="P6"/>
      <text:p text:style-name="P6">1. Административна страна</text:p>
      <text:p text:style-name="P6"/>
      <text:p text:style-name="P6"><text:tab/>а) Секој вработен се најавува во системот (<text:span text:style-name="T1">Id &amp; Password).</text:span></text:p>
      <text:p text:style-name="P6"><text:s/><text:tab/>б) Можност за водење на евиденција на собите во хотелот(слободни и <text:tab/>зафатени соби и датуми).</text:p>
      <text:p text:style-name="P6"><text:tab/>в) Можност за примање на резервации.</text:p>
      <text:p text:style-name="P6"><text:tab/>г) Можност за пријавување и одјавување на гости.<text:tab/></text:p>
      <text:p text:style-name="P6"><text:tab/>д) Можност за пријавување на проблем.</text:p>
      <text:p text:style-name="P6"><text:tab/>ѓ) Можност за достава до соба</text:p>
      <text:p text:style-name="P6"/>
      <text:p text:style-name="P6">2. Клиентска страна</text:p>
      <text:p text:style-name="P6"><text:tab/></text:p>
      <text:p text:style-name="P6"><text:tab/>а) Можност за резервација.</text:p>
      <text:p text:style-name="P6"><text:tab/>б) Можност за побарување на достава до соба.</text:p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j Tosheski</meta:initial-creator>
    <meta:creation-date>2022-09-28T08:23:43.09</meta:creation-date>
    <dc:date>2022-10-03T07:21:54.22</dc:date>
    <dc:creator>Andrej Tosheski</dc:creator>
    <meta:editing-duration>PT1H39M14S</meta:editing-duration>
    <meta:editing-cycles>6</meta:editing-cycles>
    <meta:generator>OpenOffice/4.1.10$Win32 OpenOffice.org_project/4110m2$Build-9807</meta:generator>
    <meta:document-statistic meta:table-count="0" meta:image-count="0" meta:object-count="0" meta:page-count="1" meta:paragraph-count="15" meta:word-count="126" meta:character-count="809"/>
  </office:meta>
</office:document-meta>
</file>